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4B0696D9320609F74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.939cm" svg:height="17.959cm" svg:x="0.361cm" svg:y="0.041cm">
          <draw:image xlink:href="Pictures/1000000000000708000004B0696D9320609F74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6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974cm" svg:x="1cm" svg:y="2.933cm"/>
      <draw:page-thumbnail draw:layer="backgroundobjects" svg:width="9.294cm" svg:height="5.974cm" svg:x="1cm" svg:y="10.981cm"/>
      <draw:page-thumbnail draw:layer="backgroundobjects" svg:width="9.294cm" svg:height="5.974cm" svg:x="1cm" svg:y="19.029cm"/>
      <draw:page-thumbnail draw:layer="backgroundobjects" svg:width="9.294cm" svg:height="5.974cm" svg:x="11.295cm" svg:y="2.933cm"/>
      <draw:page-thumbnail draw:layer="backgroundobjects" svg:width="9.294cm" svg:height="5.974cm" svg:x="11.295cm" svg:y="10.981cm"/>
      <draw:page-thumbnail draw:layer="backgroundobjects" svg:width="9.294cm" svg:height="5.974cm" svg:x="11.295cm" svg:y="19.029cm"/>
    </style:handout-master>
    <style:master-page style:name="Default" style:page-layout-name="PM1" draw:style-name="Mdp1">
      <draw:frame presentation:style-name="Default-title" draw:layer="backgroundobjects" svg:width="25.199cm" svg:height="3.004cm" svg:x="1.4cm" svg:y="0.717cm" presentation:class="title" presentation:placeholder="true">
        <draw:text-box/>
      </draw:frame>
      <draw:frame presentation:style-name="Default-outline1" draw:layer="backgroundobjects" svg:width="25.199cm" svg:height="10.439cm" svg:x="1.4cm" svg:y="4.211cm" presentation:class="outline" presentation:placeholder="true">
        <draw:text-box/>
      </draw:frame>
      <draw:frame presentation:style-name="Mpr1" draw:text-style-name="MP2" draw:layer="backgroundobjects" svg:width="6.523cm" svg:height="1.24cm" svg:x="1.4cm" svg:y="16.39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4cm" svg:x="9.576cm" svg:y="16.39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4cm" svg:x="20.076cm" svg:y="16.39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36:38.202453489</meta:creation-date>
    <dc:date>2021-05-31T12:38:01.401630558</dc:date>
    <meta:editing-duration>PT1M23S</meta:editing-duration>
    <meta:editing-cycles>1</meta:editing-cycles>
    <meta:document-statistic meta:object-count="24"/>
    <meta:generator>LibreOffice/6.4.7.2$Linux_X86_64 LibreOffice_project/40$Build-2</meta:generator>
  </office:meta>
</office:document-meta>
</file>